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 Condensed" svg:font-family="'Roboto Condensed', sans-serif"/>
    <style:font-face style:name="Source Sans Pro" svg:font-family="'Source Sans Pro'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70%" fo:text-align="start" style:justify-single-word="false" fo:orphans="2" fo:widows="2" fo:text-indent="0cm" style:auto-text-indent="false"/>
      <style:text-properties fo:font-variant="normal" fo:text-transform="none" fo:color="#333333" style:font-name="Source Sans Pro" fo:letter-spacing="normal" fo:font-style="normal" fo:font-weight="normal" officeooo:paragraph-rsid="000fdb79"/>
    </style:style>
    <style:style style:name="P2" style:family="paragraph" style:parent-style-name="Text_20_body">
      <style:paragraph-properties fo:margin-left="0cm" fo:margin-right="0cm" fo:line-height="170%" fo:text-align="start" style:justify-single-word="false" fo:orphans="2" fo:widows="2" fo:text-indent="0cm" style:auto-text-indent="false"/>
      <style:text-properties officeooo:paragraph-rsid="000fdb79"/>
    </style:style>
    <style:style style:name="P3" style:family="paragraph" style:parent-style-name="Text_20_body">
      <style:paragraph-properties fo:margin-left="0cm" fo:margin-right="0cm" fo:margin-top="0.529cm" fo:margin-bottom="0.529cm" loext:contextual-spacing="false" fo:text-align="start" style:justify-single-word="false" fo:orphans="2" fo:widows="2" fo:text-indent="0cm" style:auto-text-indent="false"/>
      <style:text-properties officeooo:paragraph-rsid="000fdb79"/>
    </style:style>
    <style:style style:name="P4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333333" style:font-name="Roboto Condensed" fo:letter-spacing="normal" fo:font-style="normal" fo:font-weight="normal" officeooo:paragraph-rsid="000fdb79" style:font-weight-asian="bold" style:font-weight-complex="bold"/>
    </style:style>
    <style:style style:name="P5" style:family="paragraph" style:parent-style-name="Heading_20_3">
      <style:paragraph-properties fo:margin-left="0cm" fo:margin-right="0cm" fo:margin-top="0cm" fo:margin-bottom="0.397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Roboto Condensed" fo:letter-spacing="normal" fo:font-style="normal" fo:font-weight="bold" officeooo:paragraph-rsid="000fdb79" style:font-weight-asian="bold" style:font-weight-complex="bold"/>
    </style:style>
    <style:style style:name="P6" style:family="paragraph" style:parent-style-name="Heading_20_4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Roboto Condensed" fo:letter-spacing="normal" fo:font-style="normal" fo:font-weight="bold" officeooo:paragraph-rsid="000fdb79" style:font-weight-asian="bold" style:font-weight-complex="bold"/>
    </style:style>
    <style:style style:name="T1" style:family="text">
      <style:text-properties fo:font-variant="normal" fo:text-transform="none" fo:color="#333333" fo:letter-spacing="normal" fo:font-style="normal" fo:font-weight="normal" fo:background-color="#f7f7f7" loext:char-shading-value="0" loext:padding-left="0.529cm" loext:padding-right="0cm" loext:padding-top="0cm" loext:padding-bottom="0cm" loext:border-left="1.5pt solid #aaaaaa" loext:border-right="none" loext:border-top="none" loext:border-bottom="none"/>
    </style:style>
    <style:style style:name="T2" style:family="text">
      <style:text-properties fo:font-variant="normal" fo:text-transform="none" fo:color="#333333" style:font-name="Source Sans Pro" fo:letter-spacing="normal" fo:font-style="normal" fo:font-weight="normal"/>
    </style:style>
    <style:style style:name="T3" style:family="text">
      <style:text-properties fo:font-variant="normal" fo:text-transform="none" fo:color="#000000" style:font-name="Source Sans Pro" fo:letter-spacing="normal" fo:font-style="normal" fo:font-weight="normal"/>
    </style:style>
    <style:style style:name="T4" style:family="text">
      <style:text-properties officeooo:rsid="000fdb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SS3: Transition</text:h>
      <text:h text:style-name="P5" text:outline-level="3"/>
      <text:h text:style-name="P5" text:outline-level="3">La propiedad Transition</text:h>
      <text:p text:style-name="P1">Esta propiedad permite hacer un<text:span text:style-name="T4">a transformación </text:span><text:s/>gradual entre las propiedades que cambian en dos instancias de un elemento, controlando además la velocidad y en animaciones más avanzadas el modo en que se ejecuta la transición.</text:p>
      <text:p text:style-name="P1">Por ejemplo, supongamos que tenemos un botón con un color en su estado normal y otro diferente en el hover. El pasaje entre ambos estados se produce de manera abrupta. En cambio si usamos la propiedad transition logramos que el cambio de color sea gradual.</text:p>
      <text:p text:style-name="P1">El control de una transición incluye las siguientes propiedades:</text:p>
      <text:h text:style-name="P6" text:outline-level="4">transition-property:</text:h>
      <text:p text:style-name="P1">Determina la o las propiedades a ser animadas; puede ser cualquier propiedad CSS. Si tenemos muchas propiedades sobre las que aplicar la transición, se utiliza la palabra all, de modo que se aplique a la vez sobre todas ellas.</text:p>
      <text:h text:style-name="P6" text:outline-level="4">transition-duration:</text:h>
      <text:p text:style-name="P1">Indica la duración de la animación desde el inicio al fin y se expresa en segundos (s). Por defecto el valor es 0.</text:p>
      <text:h text:style-name="P6" text:outline-level="4">transition-timing-function:</text:h>
      <text:p text:style-name="P1">Definen la curva de aceleración que se va a aplicar: ease (por defecto), linear (contínua), ease-in, ease-out (la transición terminará ralentizándose) y ease-in-out (la transición comienza y finaliza con lentitud). En animaciones pequeñas como el hover de un botón no son muy notorias, por lo general para estos casos dejamos la opción por defecto.</text:p>
      <text:h text:style-name="P6" text:outline-level="4">transition-delay:</text:h>
      <text:p text:style-name="P1">Define el tiempo que tarda en ejecutarse la transición.</text:p>
      <text:h text:style-name="P5" text:outline-level="3"><text:soft-page-break/>Código resumido</text:h>
      <text:p text:style-name="P1">Como vimos en otras propiedades CSS, existe una forma corta de escribir la propiedad transition:</text:p>
      <text:p text:style-name="P3"><text:span text:style-name="Source_20_Text"><text:span text:style-name="T1">div { transition: all 0.5s ease 0.5s }</text:span></text:span></text:p>
      <text:h text:style-name="P5" text:outline-level="3">Uso de prefijos</text:h>
      <text:p text:style-name="P1">Los prefijos son palabras que se anteponen a determinadas propiedades CSS3 para que los navegadores puedan interpretarlas. Generalmente se usan junto a propiedades que son muy nuevas o están en etapa experimental. Cada navegador tiene un prefijo determinado.</text:p>
      <text:p text:style-name="P1">Actualmente la mayoría de los navegadores soportan CSS3 así que sólo son necesarios si queremos asegurarnos que nuestro sitio se vea en determinada versión de navegador.</text:p>
      <text:p text:style-name="P1">Los prefijos utilizados son los siguientes:</text:p>
      <text:p text:style-name="P2"><text:span text:style-name="Strong_20_Emphasis"><text:span text:style-name="T3">-webkit-</text:span></text:span><text:span text:style-name="T2"> para Chrome y Safari<text:line-break/></text:span><text:span text:style-name="Strong_20_Emphasis"><text:span text:style-name="T3">-moz-</text:span></text:span><text:span text:style-name="T2"> para Mozilla<text:line-break/></text:span><text:span text:style-name="Strong_20_Emphasis"><text:span text:style-name="T3">-o-</text:span></text:span><text:span text:style-name="T2"> para Ópera<text:line-break/></text:span><text:span text:style-name="Strong_20_Emphasis"><text:span text:style-name="T3">-ms-</text:span></text:span><text:span text:style-name="T2"> para Explorer</text:span></text:p>
      <text:p text:style-name="P1">Como ejemplo lo vemos aplicado a la propiedad transition:</text:p>
      <text:p text:style-name="P3"><text:span text:style-name="Source_20_Text"><text:span text:style-name="T1">div { -webkit-transition: all 0.5s ease 0.5s; */ Para Chrome y Safari */<text:line-break/> <text:s text:c="5"/>-moz-transition: all 0.5s ease 0.5s; */ Para Mozilla */<text:line-break/> <text:s text:c="5"/>-o-transition: all 0.5s ease 0.5s; */ Para Ópera */<text:line-break/> <text:s text:c="5"/>-ms-transition: all 0.5s ease 0.5s; */ Para Explorer */<text:line-break/> <text:s text:c="5"/>transition: all 0.5s ease 0.5s }</text:span></text:span></text:p>
      <text:p text:style-name="P1">Como vemos en el ejemplo, primero se escribe la propiedad con cada uno de los prefijos, y luego se escribe también normalmente, porque se considera que a partir de ciertas versiones esa es la propiedad aceptada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 Condensed" svg:font-family="'Roboto Condensed', sans-serif"/>
    <style:font-face style:name="Source Sans Pro" svg:font-family="'Source Sans Pro'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14T09:00:56.312000000</meta:creation-date>
    <dc:date>2024-02-27T19:53:00.449000000</dc:date>
    <meta:editing-duration>PT9M34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24" meta:word-count="426" meta:character-count="2691" meta:non-whitespace-character-count="2264"/>
  </office:meta>
</office:document-meta>
</file>